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c5822"/>
    </style:style>
    <style:style style:name="P2" style:family="paragraph" style:parent-style-name="Standard">
      <style:text-properties officeooo:rsid="001c5822" officeooo:paragraph-rsid="001c5822"/>
    </style:style>
    <style:style style:name="P3" style:family="paragraph" style:parent-style-name="Standard">
      <style:text-properties officeooo:rsid="0023e1f9" officeooo:paragraph-rsid="0023e1f9"/>
    </style:style>
    <style:style style:name="P4" style:family="paragraph" style:parent-style-name="Standard">
      <style:text-properties officeooo:rsid="00251100" officeooo:paragraph-rsid="00251100"/>
    </style:style>
    <style:style style:name="P5" style:family="paragraph" style:parent-style-name="Standard">
      <style:text-properties officeooo:paragraph-rsid="00251100"/>
    </style:style>
    <style:style style:name="P6" style:family="paragraph" style:parent-style-name="Standard">
      <style:text-properties officeooo:rsid="0026f9d7" officeooo:paragraph-rsid="0026f9d7"/>
    </style:style>
    <style:style style:name="P7" style:family="paragraph" style:parent-style-name="Standard">
      <style:text-properties officeooo:paragraph-rsid="00285742"/>
    </style:style>
    <style:style style:name="P8" style:family="paragraph" style:parent-style-name="Standard">
      <style:text-properties officeooo:rsid="00285742" officeooo:paragraph-rsid="00285742"/>
    </style:style>
    <style:style style:name="P9" style:family="paragraph" style:parent-style-name="Standard">
      <style:text-properties officeooo:rsid="00298ace" officeooo:paragraph-rsid="00298ace"/>
    </style:style>
    <style:style style:name="P10" style:family="paragraph" style:parent-style-name="Standard">
      <style:text-properties officeooo:paragraph-rsid="00298ace"/>
    </style:style>
    <style:style style:name="P11" style:family="paragraph" style:parent-style-name="Standard">
      <style:text-properties officeooo:rsid="0029cd2a" officeooo:paragraph-rsid="0029cd2a"/>
    </style:style>
    <style:style style:name="T1" style:family="text">
      <style:text-properties officeooo:rsid="001e0548"/>
    </style:style>
    <style:style style:name="T2" style:family="text">
      <style:text-properties fo:font-weight="bold" officeooo:rsid="001e054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0548" style:font-weight-asian="normal" style:font-weight-complex="normal"/>
    </style:style>
    <style:style style:name="T5" style:family="text">
      <style:text-properties officeooo:rsid="002094f3"/>
    </style:style>
    <style:style style:name="T6" style:family="text">
      <style:text-properties officeooo:rsid="0022152c"/>
    </style:style>
    <style:style style:name="T7" style:family="text">
      <style:text-properties officeooo:rsid="0023e1f9"/>
    </style:style>
    <style:style style:name="T8" style:family="text">
      <style:text-properties officeooo:rsid="0024b5fd"/>
    </style:style>
    <style:style style:name="T9" style:family="text">
      <style:text-properties officeooo:rsid="0026f9d7"/>
    </style:style>
    <style:style style:name="T10" style:family="text">
      <style:text-properties officeooo:rsid="00285742"/>
    </style:style>
    <style:style style:name="T11" style:family="text">
      <style:text-properties officeooo:rsid="00298ace"/>
    </style:style>
    <style:style style:name="T12" style:family="text">
      <style:text-properties officeooo:rsid="0029cd2a"/>
    </style:style>
    <style:style style:name="T13" style:family="text">
      <style:text-properties fo:font-style="italic" style:font-style-asian="italic" style:font-style-complex="italic"/>
    </style:style>
    <style:style style:name="T14" style:family="text">
      <style:text-properties fo:font-style="italic" officeooo:rsid="001e0548" style:font-style-asian="italic" style:font-style-complex="italic"/>
    </style:style>
    <style:style style:name="T15" style:family="text">
      <style:text-properties fo:font-style="italic" officeooo:rsid="0029cd2a"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4</text:p>
      <text:p text:style-name="P1"/>
      <text:p text:style-name="P1">1) Give the definition of each:</text:p>
      <text:p text:style-name="P1">a. Client – <text:span text:style-name="T1">end user. The individual connecting to a server.</text:span></text:p>
      <text:p text:style-name="P1">b. Server – <text:span text:style-name="T1">provides services to the end user. The client connects to the server. </text:span><text:span text:style-name="T14">*</text:span><text:span text:style-name="T13">A server is one or more multi-user processors with shared memory providing computing, connectivity and the database services and the interfaces relevant to the business need.</text:span><text:span text:style-name="T15">*</text:span></text:p>
      <text:p text:style-name="P1">c. Service – <text:span text:style-name="T1">a task accomplished and provided by the server to a client. </text:span></text:p>
      <text:p text:style-name="P1">d. Shared resource – <text:span text:style-name="T1">If 2 or more clients are connecting to a server for the same service it is a shared resource. The server has X amount of computing power and it is shared. No one user should be able to demand it all. </text:span></text:p>
      <text:p text:style-name="P1"/>
      <text:p text:style-name="P5">2) What are the advantages of Client Server Computing?</text:p>
      <text:p text:style-name="P5"><text:span text:style-name="T8">It is accessible from almost anywhere vs LAN. I say almost because of China, network policies, and lack of neutrality regulations.</text:span></text:p>
      <text:p text:style-name="P4">Cloud storage whether from Mega[Upload] which is designed specifcally for cloud storage or places like YouTube where I want to make my car accident dash cam video available to those I choose while not having to store it locally on my HDD SSD. <text:line-break/><text:span text:style-name="T9">Shared processing power. This for example could be an unsuspecting victim in a botnet mining for someone else driving up their electricity bill or utilizing something like </text:span><text:a xlink:type="simple" xlink:href="https://www.onlinehashcrack.com/" text:style-name="Internet_20_link" text:visited-style-name="Visited_20_Internet_20_Link"><text:span text:style-name="T9">https://www.onlinehashcrack.com/</text:span></text:a><text:span text:style-name="T9"> instead of attempting to use my CPU/GPU processing power and my HDD space for wordlists. </text:span></text:p>
      <text:p text:style-name="P6">Access control. This makes it easy to control who can see what data <text:span text:style-name="T10">when properly implimented</text:span>. EX: Blackboard has previously done a poor job with access control where changing a URL can produce <text:span text:style-name="T10">results a user might not otherwise be able to access normally (I reported this in a previous class). </text:span></text:p>
      <text:p text:style-name="P1"/>
      <text:p text:style-name="P7">3) What are the disadvantages of Client Server Computing?</text:p>
      <text:p text:style-name="P7"><text:span text:style-name="T5">The client and server must both have an active internet connection. Bandwidth overhead is another consideration. </text:span></text:p>
      <text:p text:style-name="P8">Also by nature of being on the internet you open yourself up to a greater attack surface. If I tell an offline only program some personal detail I need only worry about my own system where as when I provide personal information to servers I have to trust the transportation and ability to securely store the data. Sony, Yahoo, and Equifax come to mind. Concerns like this make me wonder how long HIPAA can last with a more connected medical records system.</text:p>
      <text:p text:style-name="P8">Being centralized means if the server room burns to the ground those services are inaccessible. Where as a good P2P swarm can keep files alive and shared when superpower governments or international <text:span text:style-name="T11">lobbyists</text:span> like RIAA/M<text:span text:style-name="T11">PAA </text:span>would rather they were down. <text:span text:style-name="T11">S</text:span>ometimes for different reasons. </text:p>
      <text:p text:style-name="P1"/>
      <text:p text:style-name="P1">4) What are the 4 types of Servers as discussed in “Introduction to Client Server Computing“ pdf posted on blackboard? Explain each.</text:p>
      <text:p text:style-name="P9">File server: Delivers me files. ♥ Mega[Upload].</text:p>
      <text:p text:style-name="P10"><text:span text:style-name="T11">Database Server: MySQL. </text:span>The client passes the SQL requests as messages to the database server; the result of each SQL command is returned over the network. </text:p>
      <text:p text:style-name="P9">Transaction Server: The client can invoke remote procedure or services that reside on</text:p>
      <text:p text:style-name="P9">the server with an SQL database engine using the transaction server. I think this is basically the reason why I have to pay for something like <text:a xlink:type="simple" xlink:href="http://www.sc2replaystats.com/" text:style-name="Internet_20_link" text:visited-style-name="Visited_20_Internet_20_Link">www.sc2replaystats.com</text:a>. I cannot inspect their elements to just get what I want it calls the fun bits from another server.</text:p>
      <text:p text:style-name="P9">Groupware Servers: <text:span text:style-name="T12">I think t</text:span>hese are what I utilize when I connect with an online tutor <text:span text:style-name="T12">through their new software. </text:span></text:p>
      <text:p text:style-name="P1"><text:soft-page-break/></text:p>
      <text:p text:style-name="P1"/>
      <text:p text:style-name="P1">5) In Client Server Computing; which initiates the communication - The Client or the Server.</text:p>
      <text:p text:style-name="P11"><text:span text:style-name="T4">A</text:span><text:span text:style-name="T3">lways the client. </text:span></text:p>
      <text:p text:style-name="P1"/>
      <text:p text:style-name="P1">6) A Server is continually listening on a socket. What is a socket? <text:span text:style-name="T6">IP_address:port. MyIp:1337 ↔ 8.8.8.8:80 Googles DNS address (because I know it off the top of my head and is for example only) using port 1337 because we’re elite. This connection is bidirectional meaning data travels both directions. </text:span></text:p>
      <text:p text:style-name="P1"/>
      <text:p text:style-name="P1">7) What are well-known ports and what is the purpose of well-known ports?</text:p>
      <text:p text:style-name="P4">21 – ftp</text:p>
      <text:p text:style-name="P4">22 - ssh</text:p>
      <text:p text:style-name="P2">23 – telnet unencrypted text <text:span text:style-name="T1">(Fun to see in nmap when it isn’t ours ♥)</text:span></text:p>
      <text:p text:style-name="P2">25 - SMTP</text:p>
      <text:p text:style-name="P2">80 - http / 8080 http alt</text:p>
      <text:p text:style-name="P2">194 - IRC</text:p>
      <text:p text:style-name="P2">443 - <text:s/><text:span text:style-name="T7">SSL</text:span></text:p>
      <text:p text:style-name="P3">1194 - openvp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svg:font-family="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3:47:18.423000000</meta:creation-date>
    <dc:date>2019-09-20T20:49:52.503000000</dc:date>
    <meta:editing-duration>PT5M49S</meta:editing-duration>
    <meta:editing-cycles>1</meta:editing-cycles>
    <meta:document-statistic meta:table-count="0" meta:image-count="0" meta:object-count="0" meta:page-count="2" meta:paragraph-count="32" meta:word-count="686" meta:character-count="4023" meta:non-whitespace-character-count="3351"/>
    <meta:generator>LibreOffice/6.1.2.1$Windows_X86_64 LibreOffice_project/65905a128db06ba48db947242809d14d3f9a93fe</meta:generator>
  </office:meta>
</office:document-meta>
</file>